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enlo, 'courier new', monospace"/>
    <style:font-face style:name="monospace" svg:font-family="monospace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11pt" fo:letter-spacing="normal" fo:font-style="normal" fo:font-weight="normal" fo:background-color="transparent" style:font-size-asian="11pt" style:font-size-complex="11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1pt" fo:letter-spacing="normal" fo:font-style="normal" fo:font-weight="normal" fo:background-color="transparent" style:font-size-asian="11pt" style:font-size-complex="11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11pt" fo:letter-spacing="normal" fo:font-style="normal" fo:font-weight="normal" fo:background-color="transparent" style:font-size-asian="11pt" style:font-size-complex="11pt"/>
    </style:style>
    <style:style style:name="P4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11pt" fo:letter-spacing="normal" fo:font-style="normal" fo:font-weight="normal" fo:background-color="transparent" style:font-size-asian="11pt" style:font-size-complex="11pt"/>
    </style:style>
    <style:style style:name="T1" style:family="text">
      <style:text-properties style:font-name="Consolas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www.freecodecamp.org/news/how-to-use-react-router-version-6/" text:style-name="Internet_20_link" text:visited-style-name="Visited_20_Internet_20_Link"><text:span text:style-name="T1">https://www.freecodecamp.org/news/how-to-use-react-router-version-6/</text:span></text:a></text:p>
      <text:p text:style-name="P1"/>
      <text:p text:style-name="P1">Use React Router</text:p>
      <text:p text:style-name="P1"/>
      <text:p text:style-name="P1"/>
      <text:p text:style-name="P1"/>
      <text:p text:style-name="P1"/>
      <text:p text:style-name="P1"/>
      <text:p text:style-name="P1">Install vite</text:p>
      <text:p text:style-name="P2"/>
      <text:p text:style-name="P2">create vite</text:p>
      <text:p text:style-name="P1"/>
      <text:p text:style-name="P1"/>
      <text:p text:style-name="P1">Install router-dom</text:p>
      <text:p text:style-name="P1"/>
      <text:p text:style-name="P1">npm i -D react-router-dom</text:p>
      <text:p text:style-name="P1"/>
      <text:p text:style-name="P1"/>
      <text:p text:style-name="P1"/>
      <text:p text:style-name="P1"># Challenge</text:p>
      <text:p text:style-name="P1"/>
      <text:p text:style-name="P1">Set up the Context for our app.</text:p>
      <text:p text:style-name="P1"/>
      <text:p text:style-name="P1">1. In a new file, create a new context with React</text:p>
      <text:p text:style-name="P1">2. In that same file, create a custom component that renders the Provider of the context you created</text:p>
      <text:p text:style-name="P1">3. For now, just pass in an empty string "" as the context provider's value prop</text:p>
      <text:p text:style-name="P1">4. Export the custom Provider component and the full context object (so we can pass it to the useContext hook eventually)</text:p>
      <text:list xml:id="list598316119745786077" text:style-name="L1">
        <text:list-item>
          <text:p text:style-name="P4">Set up your index.js to use the custom context Provider you created. (You can wrap it as a parent of the Router component)</text:p>
        </text:list-item>
      </text:list>
      <text:p text:style-name="P1"/>
      <text:p text:style-name="P1">6 fetch-photos</text:p>
      <text:p text:style-name="P1"/>
      <text:p text:style-name="P1"># Challenge</text:p>
      <text:p text:style-name="P1"/>
      <text:p text:style-name="P1">Get the JSON data with the photos information from the API and save it to context state</text:p>
      <text:p text:style-name="P1"/>
      <text:p text:style-name="P1">1. As soon as the ContextProvider component renders, get the JSON data from this url: </text:p>
      <text:p text:style-name="P1">https://raw.githubusercontent.com/bobziroll/scrimba-react-bootcamp-images/master/images.json</text:p>
      <text:p text:style-name="P1"/>
      <text:p text:style-name="P1">2. Save the array of data that comes back to state.</text:p>
      <text:p text:style-name="P1"/>
      <text:p text:style-name="P1">Review data fetching in React using `fetch`: </text:p>
      <text:p text:style-name="P1">https://scrimba.com/p/p7P5Hd/c79Jas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enlo, 'courier new', monospace"/>
    <style:font-face style:name="monospace" svg:font-family="monospace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2-02T08:17:58</meta:creation-date>
    <dc:date>2023-02-03T11:06:37</dc:date>
    <meta:editing-duration>PT1H8M53S</meta:editing-duration>
    <meta:editing-cycles>7</meta:editing-cycles>
    <meta:generator>OpenOffice/4.1.10$Unix OpenOffice.org_project/4110m2$Build-9807</meta:generator>
    <meta:document-statistic meta:table-count="0" meta:image-count="0" meta:object-count="0" meta:page-count="1" meta:paragraph-count="21" meta:word-count="169" meta:character-count="1088"/>
  </office:meta>
</office:document-meta>
</file>